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113998" officeooo:paragraph-rsid="00113998"/>
    </style:style>
    <style:style style:name="P2" style:family="paragraph" style:parent-style-name="Text_20_body">
      <style:text-properties fo:language="en" fo:country="US" officeooo:rsid="0017e249" officeooo:paragraph-rsid="001ae5b8"/>
    </style:style>
    <style:style style:name="P3" style:family="paragraph" style:parent-style-name="Text_20_body">
      <style:text-properties fo:language="en" fo:country="US" officeooo:rsid="0018f51f" officeooo:paragraph-rsid="001ae5b8"/>
    </style:style>
    <style:style style:name="P4" style:family="paragraph" style:parent-style-name="Text_20_body">
      <style:text-properties fo:language="en" fo:country="US" officeooo:rsid="001cdc8a" officeooo:paragraph-rsid="001ae5b8"/>
    </style:style>
    <style:style style:name="P5" style:family="paragraph" style:parent-style-name="Text_20_body">
      <style:text-properties fo:language="en" fo:country="US" officeooo:paragraph-rsid="00173045"/>
    </style:style>
    <style:style style:name="P6" style:family="paragraph" style:parent-style-name="Title">
      <style:text-properties fo:language="en" fo:country="US" officeooo:paragraph-rsid="0015940e"/>
    </style:style>
    <style:style style:name="P7" style:family="paragraph" style:parent-style-name="Title">
      <style:text-properties fo:language="en" fo:country="US" officeooo:rsid="0018ea66" officeooo:paragraph-rsid="0018ea66"/>
    </style:style>
    <style:style style:name="P8" style:family="paragraph" style:parent-style-name="Heading_20_1">
      <style:text-properties fo:language="en" fo:country="US"/>
    </style:style>
    <style:style style:name="P9" style:family="paragraph" style:parent-style-name="Heading_20_1">
      <style:text-properties fo:language="en" fo:country="US" officeooo:rsid="00173045" officeooo:paragraph-rsid="00173045"/>
    </style:style>
    <style:style style:name="P10" style:family="paragraph" style:parent-style-name="Heading_20_1">
      <style:paragraph-properties fo:break-before="page"/>
      <style:text-properties fo:language="en" fo:country="US" officeooo:rsid="00173045" officeooo:paragraph-rsid="00173045"/>
    </style:style>
    <style:style style:name="P11" style:family="paragraph" style:parent-style-name="Text_20_body">
      <style:text-properties fo:language="en" fo:country="US" officeooo:rsid="001e589b" officeooo:paragraph-rsid="001ae5b8"/>
    </style:style>
    <style:style style:name="P12" style:family="paragraph" style:parent-style-name="Text_20_body">
      <style:text-properties fo:language="en" fo:country="US" officeooo:rsid="001e589b" officeooo:paragraph-rsid="001e589b"/>
    </style:style>
    <style:style style:name="P13" style:family="paragraph" style:parent-style-name="Text_20_body">
      <style:text-properties fo:language="en" fo:country="US" officeooo:rsid="001cdc8a" officeooo:paragraph-rsid="001ae5b8"/>
    </style:style>
    <style:style style:name="P14" style:family="paragraph" style:parent-style-name="Text_20_body" style:list-style-name="L1">
      <style:text-properties officeooo:paragraph-rsid="00173045"/>
    </style:style>
    <style:style style:name="P15" style:family="paragraph" style:parent-style-name="Text_20_body" style:list-style-name="L1">
      <style:text-properties officeooo:paragraph-rsid="001b0f4f"/>
    </style:style>
    <style:style style:name="P16" style:family="paragraph" style:parent-style-name="Text_20_body" style:list-style-name="L1">
      <style:text-properties officeooo:paragraph-rsid="0018ea66"/>
    </style:style>
    <style:style style:name="P17" style:family="paragraph" style:parent-style-name="Text_20_body" style:list-style-name="L1">
      <style:text-properties officeooo:paragraph-rsid="001e589b"/>
    </style:style>
    <style:style style:name="T1" style:family="text">
      <style:text-properties fo:language="en" fo:country="US"/>
    </style:style>
    <style:style style:name="T2" style:family="text">
      <style:text-properties fo:language="en" fo:country="US" officeooo:rsid="001ae5b8"/>
    </style:style>
    <style:style style:name="T3" style:family="text">
      <style:text-properties fo:language="en" fo:country="US" officeooo:rsid="00173045"/>
    </style:style>
    <style:style style:name="T4" style:family="text">
      <style:text-properties fo:language="en" fo:country="US" officeooo:rsid="0018ea66"/>
    </style:style>
    <style:style style:name="T5" style:family="text">
      <style:text-properties fo:language="en" fo:country="US" officeooo:rsid="001cdda6"/>
    </style:style>
    <style:style style:name="T6" style:family="text">
      <style:text-properties fo:language="en" fo:country="US" officeooo:rsid="001e589b"/>
    </style:style>
    <style:style style:name="T7" style:family="text">
      <style:text-properties officeooo:rsid="001cdc8a"/>
    </style:style>
    <style:style style:name="T8" style:family="text">
      <style:text-properties officeooo:rsid="00180c93"/>
    </style:style>
    <style:style style:name="T9" style:family="text">
      <style:text-properties officeooo:rsid="001ae5b8"/>
    </style:style>
    <style:style style:name="T10" style:family="text">
      <style:text-properties officeooo:rsid="001be508"/>
    </style:style>
    <style:style style:name="T11" style:family="text">
      <style:text-properties officeooo:rsid="001cdda6"/>
    </style:style>
    <style:style style:name="T12" style:family="text">
      <style:text-properties officeooo:rsid="001e58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itchhiker's guide to cinema</text:p>
      <text:p text:style-name="P7">Final Report</text:p>
      <text:p text:style-name="P1"/>
      <text:h text:style-name="P9" text:outline-level="1">Introduction</text:h>
      <text:p text:style-name="P3">Hitchhikers guide to cinema (h2gc) <text:span text:style-name="T12">started</text:span> a web page relying on the internet movie database (IMD<text:span text:style-name="T7">b</text:span>) R<text:span text:style-name="T11">est</text:span> API to perform various searches. Search filters are already provided by the official web page and the related app (limited), but the most complexes search criteria are not easily reachable (not present in app, not directly accessible from the web-page) and the forms to perform searches are not too satisfying (especially from mobile devices).</text:p>
      <text:p text:style-name="P3">H2gc’s goal is to provide a lightweight responsive page to perform searches easily.</text:p>
      <text:p text:style-name="P12">Now the main features of the single page react app will be translated into a react native mobile app.</text:p>
      <text:p text:style-name="P2">For further info about the original projects, features and goals, please refer to the <text:span text:style-name="T8">doc related to the previous steps of the project (related to </text:span><text:span text:style-name="T12">React</text:span><text:span text:style-name="T8"> course) </text:span>available in:</text:p>
      <text:p text:style-name="P2"><text:a xlink:type="simple" xlink:href="https://github.com/sterte/h2gc/tree/master/doc/Course%202%20-%20React" text:style-name="Internet_20_link" text:visited-style-name="Visited_20_Internet_20_Link">https://github.com/sterte/h2gc/tree/master/doc/Course%202%20-%20React</text:a></text:p>
      <text:p text:style-name="P5"/>
      <text:h text:style-name="P9" text:outline-level="1">Design and Implementation</text:h>
      <text:p text:style-name="P12">Mobile app implies to restructure the entire navigation system. The app is based on three main pages (Home, Login, PersonDetail, MovieDetail) accessible via drawer menu, and navigable among one another (i.e. form moviedetail → click director name → persondetail) via stacked navigator.</text:p>
      <text:p text:style-name="P4"/>
      <text:p text:style-name="P4">The <text:span text:style-name="T12">single components</text:span> basic structure <text:span text:style-name="T9">isn</text:span>’t change<text:span text:style-name="T10">d </text:span><text:span text:style-name="T12">functionally changed</text:span>, but everything <text:span text:style-name="T9">have been translated </text:span><text:span text:style-name="T12">(and the ui restructured) </text:span><text:span text:style-name="T9">in</text:span> a React<text:span text:style-name="T12">Native mobile</text:span> app <text:span text:style-name="T12">fashion</text:span>.</text:p>
      <text:p text:style-name="P11"/>
      <text:h text:style-name="P10" text:outline-level="1">Conclusions</text:h>
      <text:p text:style-name="P12">Since the project does not rely on mobile functionalities and is designed to have an light responsive interface, the development of the mobile app won’t go further than the present proof of concept developed for “didactic” reason.</text:p>
      <text:p text:style-name="P12">The following of the project (backend definition, actual searches relying on IMDb REST API) will be continued as a single page React app, and not as a React Native mobile app </text:p>
      <text:h text:style-name="P8" text:outline-level="1">References</text:h>
      <text:list xml:id="list342849722" text:style-name="L1">
        <text:list-item>
          <text:p text:style-name="P14"><text:span text:style-name="T2">Previous </text:span><text:span text:style-name="T6">B</text:span><text:span text:style-name="T2">ootstrap version deployed at: </text:span><text:a xlink:type="simple" xlink:href="http://sterte.rf.gd/h2gc/" text:style-name="Internet_20_link" text:visited-style-name="Visited_20_Internet_20_Link"><text:span text:style-name="T1">http://sterte.rf.gd/h2gc/</text:span></text:a></text:p>
        </text:list-item>
        <text:list-item>
          <text:p text:style-name="P15"><text:span text:style-name="T6">Previous</text:span><text:span text:style-name="T2"> React version deployed at: </text:span><text:a xlink:type="simple" xlink:href="https://h2gc-react.web.app/" text:style-name="Internet_20_link" text:visited-style-name="Visited_20_Internet_20_Link"><text:span text:style-name="T1">https://h2gc-react.web.app/</text:span></text:a></text:p>
          <text:list>
            <text:list-item>
              <text:p text:style-name="P15"><text:span text:style-name="T1">Current prototyping R</text:span><text:span text:style-name="T5">est</text:span><text:span text:style-name="T1"> API available at: https://my-json-server.typicode.com/sterte/h2gc-api/</text:span></text:p>
            </text:list-item>
          </text:list>
        </text:list-item>
        <text:list-item>
          <text:p text:style-name="P17"><text:span text:style-name="T3">C</text:span><text:span text:style-name="T6">urrent React Native s</text:span><text:span text:style-name="T3">ource code and docs available at:</text:span><text:span text:style-name="T3"> </text:span><text:a xlink:type="simple" xlink:href="https://github.com/sterte/h2gc/tree/master/src/ReactNative/h2gc" text:style-name="Internet_20_link" text:visited-style-name="Visited_20_Internet_20_Link"><text:span text:style-name="T3">https://github.com/sterte/h2gc/tree/master/src/ReactNative/h2gc</text:span></text:a></text:p>
        </text:list-item>
        <text:list-item>
          <text:p text:style-name="P16"><text:span text:style-name="T4">IMDb web page: </text:span><text:a xlink:type="simple" xlink:href="https://www.imdb.com/" text:style-name="Internet_20_link" text:visited-style-name="Visited_20_Internet_20_Link"><text:span text:style-name="T1">https://www.imdb.com/</text:span></text:a></text:p>
          <text:list>
            <text:list-item>
              <text:p text:style-name="P16"><text:span text:style-name="T4">IMDb advanced searches section: </text:span><text:a xlink:type="simple" xlink:href="https://www.imdb.com/search/" text:style-name="Internet_20_link" text:visited-style-name="Visited_20_Internet_20_Link"><text:span text:style-name="T1">https://www.imdb.com/search/</text:span></text:a></text:p>
            </text:list-item>
          </text:list>
        </text:list-item>
        <text:list-item>
          <text:p text:style-name="P16"><text:span text:style-name="T4">IMDb Rest API: </text:span><text:a xlink:type="simple" xlink:href="https://rapidapi.com/apidojo/api/imdb8" text:style-name="Internet_20_link" text:visited-style-name="Visited_20_Internet_20_Link"><text:span text:style-name="T1">https://rapidapi.com/apidojo/api/imdb8</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6:57:35.238245189</meta:creation-date>
    <dc:date>2020-09-03T10:13:35.020895926</dc:date>
    <meta:editing-duration>PT36M43S</meta:editing-duration>
    <meta:editing-cycles>7</meta:editing-cycles>
    <meta:generator>LibreOffice/6.4.5.2$Linux_X86_64 LibreOffice_project/40$Build-2</meta:generator>
    <meta:document-statistic meta:table-count="0" meta:image-count="0" meta:object-count="0" meta:page-count="2" meta:paragraph-count="22" meta:word-count="328" meta:character-count="2333" meta:non-whitespace-character-count="2033"/>
  </office:meta>
</office:document-meta>
</file>